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6.642cm" fo:margin-left="0.09cm" table:align="left"/>
    </style:style>
    <style:style style:name="Table2.A" style:family="table-column">
      <style:table-column-properties style:column-width="16.642cm"/>
    </style:style>
    <style:style style:name="Table2.A1" style:family="table-cell">
      <style:table-cell-properties fo:padding="0.097cm" fo:border="none"/>
    </style:style>
    <style:style style:name="Table4" style:family="table">
      <style:table-properties style:width="16.695cm" table:align="left"/>
    </style:style>
    <style:style style:name="Table4.A" style:family="table-column">
      <style:table-column-properties style:column-width="7.973cm"/>
    </style:style>
    <style:style style:name="Table4.B" style:family="table-column">
      <style:table-column-properties style:column-width="8.722cm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B1" style:family="table-cell">
      <style:table-cell-properties fo:padding="0.097cm" fo:border="0.5pt solid #000000"/>
    </style:style>
    <style:style style:name="Table1" style:family="table">
      <style:table-properties style:width="16.695cm" table:align="left"/>
    </style:style>
    <style:style style:name="Table1.A" style:family="table-column">
      <style:table-column-properties style:column-width="8.017cm"/>
    </style:style>
    <style:style style:name="Table1.B" style:family="table-column">
      <style:table-column-properties style:column-width="8.678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eca66" officeooo:paragraph-rsid="000faba9"/>
    </style:style>
    <style:style style:name="P2" style:family="paragraph" style:parent-style-name="Table_20_Contents">
      <loext:graphic-properties draw:fill="none"/>
      <style:paragraph-properties fo:margin-left="-0.499cm" fo:margin-right="-0.499cm" fo:text-align="center" style:justify-single-word="false" fo:orphans="0" fo:widows="0" fo:text-indent="0cm" style:auto-text-indent="false" fo:background-color="transparent" text:number-lines="false" text:line-number="0">
        <style:tab-stops>
          <style:tab-stop style:position="7.99cm"/>
        </style:tab-stops>
      </style:paragraph-properties>
      <style:text-properties officeooo:rsid="000b070d" officeooo:paragraph-rsid="000b070d" fo:background-color="#ffffff"/>
    </style:style>
    <style:style style:name="P3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1f616b" officeooo:paragraph-rsid="002facd4" fo:background-color="#ffffff"/>
    </style:style>
    <style:style style:name="P4" style:family="paragraph" style:parent-style-name="Standard">
      <loext:graphic-properties draw:fill="none"/>
      <style:paragraph-properties fo:margin-left="-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officeooo:rsid="002de9d0" officeooo:paragraph-rsid="002facd4"/>
    </style:style>
    <style:style style:name="P5" style:family="paragraph" style:parent-style-name="Standard">
      <loext:graphic-properties draw:fill="none"/>
      <style:paragraph-properties fo:margin-left="0cm" fo:margin-right="0.199cm" fo:text-align="start" style:justify-single-word="false" fo:orphans="0" fo:widows="0" fo:text-indent="0cm" style:auto-text-indent="false" fo:background-color="transparent" text:number-lines="false" text:line-number="0"/>
      <style:text-properties officeooo:rsid="002facd4" officeooo:paragraph-rsid="002facd4"/>
    </style:style>
    <style:style style:name="P6" style:family="paragraph" style:parent-style-name="Standard">
      <style:text-properties officeooo:paragraph-rsid="002facd4"/>
    </style:style>
    <style:style style:name="P7" style:family="paragraph" style:parent-style-name="Standard">
      <loext:graphic-properties draw:fill="none"/>
      <style:paragraph-properties fo:margin-left="0cm" fo:margin-right="0.199cm" fo:text-align="start" style:justify-single-word="false" fo:orphans="0" fo:widows="0" fo:text-indent="0cm" style:auto-text-indent="false" fo:background-color="transparent" text:number-lines="false" text:line-number="0"/>
      <style:text-properties officeooo:rsid="002ed063" officeooo:paragraph-rsid="002facd4"/>
    </style:style>
    <style:style style:name="P8" style:family="paragraph" style:parent-style-name="Table_20_Contents">
      <loext:graphic-properties draw:fill="none"/>
      <style:paragraph-properties fo:margin-left="-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officeooo:rsid="002ed063" officeooo:paragraph-rsid="002facd4"/>
    </style:style>
    <style:style style:name="P9" style:family="paragraph" style:parent-style-name="Standard">
      <loext:graphic-properties draw:fill="none"/>
      <style:paragraph-properties fo:margin-left="0.101cm" fo:margin-right="0.3cm" fo:text-align="start" style:justify-single-word="false" fo:orphans="0" fo:widows="0" fo:text-indent="-0.199cm" style:auto-text-indent="false" fo:background-color="transparent" text:number-lines="false" text:line-number="0"/>
      <style:text-properties officeooo:rsid="002ed063" officeooo:paragraph-rsid="00319ad8"/>
    </style:style>
    <style:style style:name="P10" style:family="paragraph" style:parent-style-name="Standard">
      <loext:graphic-properties draw:fill="none"/>
      <style:paragraph-properties fo:margin-left="0cm" fo:margin-right="0.3cm" fo:text-align="start" style:justify-single-word="false" fo:orphans="0" fo:widows="0" fo:text-indent="0cm" style:auto-text-indent="false" fo:background-color="transparent" text:number-lines="false" text:line-number="0"/>
      <style:text-properties officeooo:rsid="002ed063" officeooo:paragraph-rsid="00319ad8"/>
    </style:style>
    <style:style style:name="P11" style:family="paragraph" style:parent-style-name="Table_20_Contents">
      <style:paragraph-properties fo:text-align="start" style:justify-single-word="false"/>
      <style:text-properties officeooo:rsid="002ed063" officeooo:paragraph-rsid="002facd4"/>
    </style:style>
    <style:style style:name="P12" style:family="paragraph" style:parent-style-name="Standard">
      <style:text-properties officeooo:rsid="00090ecc" officeooo:paragraph-rsid="002facd4"/>
    </style:style>
    <style:style style:name="P13" style:family="paragraph" style:parent-style-name="Text_20_body">
      <style:text-properties officeooo:rsid="00090ecc"/>
    </style:style>
    <style:style style:name="P14" style:family="paragraph" style:parent-style-name="Table_20_Contents">
      <style:text-properties officeooo:rsid="00277ba2" officeooo:paragraph-rsid="002facd4"/>
    </style:style>
    <style:style style:name="P15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277ba2" officeooo:paragraph-rsid="002facd4"/>
    </style:style>
    <style:style style:name="P16" style:family="paragraph" style:parent-style-name="Standard">
      <loext:graphic-properties draw:fill="none"/>
      <style:paragraph-properties fo:margin-left="-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officeooo:rsid="00277ba2" officeooo:paragraph-rsid="002facd4"/>
    </style:style>
    <style:style style:name="P17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137e32" officeooo:paragraph-rsid="002facd4"/>
    </style:style>
    <style:style style:name="P18" style:family="paragraph" style:parent-style-name="Standard">
      <loext:graphic-properties draw:fill="none"/>
      <style:paragraph-properties fo:margin-left="-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officeooo:rsid="002de9d0" officeooo:paragraph-rsid="002facd4"/>
    </style:style>
    <style:style style:name="P19" style:family="paragraph" style:parent-style-name="Standard">
      <loext:graphic-properties draw:fill="none"/>
      <style:paragraph-properties fo:margin-left="-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officeooo:rsid="0032bd2b" officeooo:paragraph-rsid="0032bd2b"/>
    </style:style>
    <style:style style:name="P20" style:family="paragraph" style:parent-style-name="Standard">
      <loext:graphic-properties draw:fill="none"/>
      <style:paragraph-properties fo:margin-left="0cm" fo:margin-right="0.199cm" fo:text-align="start" style:justify-single-word="false" fo:orphans="0" fo:widows="0" fo:text-indent="0cm" style:auto-text-indent="false" fo:background-color="transparent" text:number-lines="false" text:line-number="0"/>
      <style:text-properties officeooo:rsid="0032bd2b" officeooo:paragraph-rsid="0032bd2b"/>
    </style:style>
    <style:style style:name="P21" style:family="paragraph" style:parent-style-name="Standard">
      <loext:graphic-properties draw:fill="none"/>
      <style:paragraph-properties fo:margin-left="0cm" fo:margin-right="0.199cm" fo:text-align="start" style:justify-single-word="false" fo:orphans="0" fo:widows="0" fo:text-indent="0cm" style:auto-text-indent="false" fo:background-color="transparent" text:number-lines="false" text:line-number="0"/>
      <style:text-properties officeooo:rsid="002ed063" officeooo:paragraph-rsid="002facd4"/>
    </style:style>
    <style:style style:name="P22" style:family="paragraph" style:parent-style-name="Table_20_Contents">
      <style:paragraph-properties fo:text-align="start" style:justify-single-word="false"/>
      <style:text-properties officeooo:rsid="002facd4" officeooo:paragraph-rsid="00319ad8"/>
    </style:style>
    <style:style style:name="P23" style:family="paragraph" style:parent-style-name="Table_20_Contents">
      <style:paragraph-properties fo:text-align="start" style:justify-single-word="false"/>
      <style:text-properties officeooo:rsid="0032bd2b" officeooo:paragraph-rsid="0032bd2b"/>
    </style:style>
    <style:style style:name="P24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32bd2b" officeooo:paragraph-rsid="0032bd2b"/>
    </style:style>
    <style:style style:name="P25" style:family="paragraph" style:parent-style-name="Table_20_Contents">
      <style:text-properties officeooo:rsid="0032bd2b" officeooo:paragraph-rsid="0032bd2b"/>
    </style:style>
    <style:style style:name="P26" style:family="paragraph" style:parent-style-name="Table_20_Contents">
      <style:paragraph-properties fo:text-align="start" style:justify-single-word="false"/>
      <style:text-properties officeooo:rsid="002ed063" officeooo:paragraph-rsid="002facd4"/>
    </style:style>
    <style:style style:name="P27" style:family="paragraph" style:parent-style-name="Table_20_Contents">
      <style:paragraph-properties fo:text-align="start" style:justify-single-word="false"/>
      <style:text-properties officeooo:rsid="00270017" officeooo:paragraph-rsid="0032bd2b"/>
    </style:style>
    <style:style style:name="P28" style:family="paragraph" style:parent-style-name="Table_20_Contents">
      <style:text-properties officeooo:rsid="00270017" officeooo:paragraph-rsid="0032bd2b"/>
    </style:style>
    <style:style style:name="P29" style:family="paragraph" style:parent-style-name="Table_20_Contents">
      <style:paragraph-properties fo:text-align="start" style:justify-single-word="false"/>
      <style:text-properties officeooo:rsid="0012e636" officeooo:paragraph-rsid="0032bd2b"/>
    </style:style>
    <style:style style:name="P30" style:family="paragraph" style:parent-style-name="Table_20_Contents">
      <style:paragraph-properties fo:text-align="start" style:justify-single-word="false"/>
    </style:style>
    <style:style style:name="P31" style:family="paragraph" style:parent-style-name="Table_20_Contents">
      <style:text-properties officeooo:rsid="00277ba2" officeooo:paragraph-rsid="002facd4"/>
    </style:style>
    <style:style style:name="P32" style:family="paragraph" style:parent-style-name="Table_20_Contents">
      <style:paragraph-properties fo:text-align="start" style:justify-single-word="false"/>
      <style:text-properties officeooo:rsid="000eca66" officeooo:paragraph-rsid="000faba9"/>
    </style:style>
    <style:style style:name="T1" style:family="text">
      <style:text-properties officeooo:rsid="002f00a1"/>
    </style:style>
    <style:style style:name="T2" style:family="text">
      <style:text-properties officeooo:rsid="002facd4"/>
    </style:style>
    <style:style style:name="T3" style:family="text">
      <style:text-properties officeooo:rsid="00277ba2"/>
    </style:style>
    <style:style style:name="T4" style:family="text">
      <style:text-properties officeooo:rsid="000507e6"/>
    </style:style>
    <style:style style:name="T5" style:family="text">
      <style:text-properties fo:background-color="#ffffff" loext:char-shading-value="0"/>
    </style:style>
    <style:style style:name="T6" style:family="text">
      <style:text-properties officeooo:rsid="00277ba2" fo:background-color="#ffffff" loext:char-shading-value="0"/>
    </style:style>
    <style:style style:name="T7" style:family="text">
      <style:text-properties officeooo:rsid="0032bd2b" fo:background-color="#ffffff" loext:char-shading-value="0"/>
    </style:style>
    <style:style style:name="T8" style:family="text">
      <style:text-properties officeooo:rsid="00319ad8"/>
    </style:style>
    <style:style style:name="T9" style:family="text">
      <style:text-properties officeooo:rsid="0032bd2b"/>
    </style:style>
    <style:style style:name="T10" style:family="text">
      <style:text-properties officeooo:rsid="002a7d7a"/>
    </style:style>
    <style:style style:name="T11" style:family="text">
      <style:text-properties officeooo:rsid="00280c8a"/>
    </style:style>
    <style:style style:name="T12" style:family="text">
      <style:text-properties officeooo:rsid="001502b5"/>
    </style:style>
    <style:style style:name="T13" style:family="text">
      <style:text-properties officeooo:rsid="002ed063"/>
    </style:style>
    <style:style style:name="T14" style:family="text">
      <style:text-properties officeooo:rsid="002700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>
          <table:table-cell table:style-name="Table2.A1" office:value-type="string">
            <text:p text:style-name="P2">DERBYSHIRE SENIOR CUP </text:p>
            <text:p text:style-name="P2"/>
            <text:p text:style-name="P3"><text:span text:style-name="T9">THIRD</text:span><text:span text:style-name="T3"> </text:span>ROUND </text:p>
            <text:p text:style-name="P15">Saturday <text:span text:style-name="T9">February</text:span> <text:span text:style-name="T9">15th</text:span> <text:s/>196<text:span text:style-name="T9">9</text:span></text:p>
            <text:p text:style-name="P15"/>
            <text:p text:style-name="P24">Christchurch Meadows Belper</text:p>
            <text:p text:style-name="P17"><text:span text:style-name="T5">Kick Off <text:s/></text:span><text:span text:style-name="T7">3.00</text:span></text:p>
          </table:table-cell>
        </table:table-row>
      </table:table>
      <text:p text:style-name="P13"/>
      <text:p text:style-name="P1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3">BELPER TOWN</text:p>
            <text:p text:style-name="P22">Midland League</text:p>
            <text:p text:style-name="P11"/>
            <text:p text:style-name="P11"/>
            <text:p text:style-name="P11">Shirts <text:s/>: <text:span text:style-name="T9">Amber</text:span></text:p>
            <text:p text:style-name="P11">Sh<text:span text:style-name="T2">orts</text:span> : <text:span text:style-name="T9">Black</text:span></text:p>
            <text:p text:style-name="P11"/>
            <text:p text:style-name="P28"><text:span text:style-name="T9">Bilton</text:span> <text:s text:c="3"/>GK</text:p>
            <text:p text:style-name="P28">George Sanders</text:p>
            <text:p text:style-name="P28">Fred Swarbrook</text:p>
            <text:p text:style-name="P28">Barrie Roughton</text:p>
            <text:p text:style-name="P28">Geoff Wardle</text:p>
            <text:p text:style-name="P28">David Scothern</text:p>
            <text:p text:style-name="P28"><text:span text:style-name="T11">William</text:span> Jeffrey</text:p>
            <text:p text:style-name="P28">John McEvoy</text:p>
            <text:p text:style-name="P28">Graham Bate</text:p>
            <text:p text:style-name="P28">Mark O’Kane</text:p>
            <text:p text:style-name="P28">Mick Thomas</text:p>
            <text:p text:style-name="P28"/>
            <text:p text:style-name="P28">SUBSTITUTES</text:p>
            <text:p text:style-name="P25">John Walker</text:p>
            <text:p text:style-name="P28"/>
            <text:p text:style-name="P28"/>
            <text:p text:style-name="P29">M<text:span text:style-name="T12">anager</text:span></text:p>
            <text:p text:style-name="P27">Mic<text:span text:style-name="T10">k</text:span> Go<text:span text:style-name="T9">ugh</text:span></text:p>
            <text:p text:style-name="P27"/>
            <text:p text:style-name="P27"><text:span text:style-name="T13">Referee</text:span></text:p>
            <text:p text:style-name="P8"><text:s/>Mr<text:span text:style-name="T4"> </text:span><text:span text:style-name="T9">R Mees (Allestree)</text:span></text:p>
            <text:p text:style-name="P8"/>
            <text:p text:style-name="P8"><text:s/>Half time <text:s text:c="2"/><text:span text:style-name="T9">1-2</text:span></text:p>
          </table:table-cell>
          <table:table-cell table:style-name="Table4.B1" office:value-type="string">
            <text:p text:style-name="P9"><text:s/><text:span text:style-name="T8">C</text:span><text:span text:style-name="T9">HESTERFIELD TUBE WORKS</text:span></text:p>
            <text:p text:style-name="P23">East Midlands Regional League Premier</text:p>
            <text:p text:style-name="P9"/>
            <text:p text:style-name="P9"/>
            <text:p text:style-name="P10">Shirts <text:s/>: <text:s text:c="40"/></text:p>
            <text:p text:style-name="P4"><text:s/><text:span text:style-name="T1">Shorts : </text:span></text:p>
            <text:p text:style-name="P4"/>
            <text:p text:style-name="P19"><text:s/>T Marples <text:s text:c="3"/>GK</text:p>
            <text:p text:style-name="P19"><text:s/>A Grieveson</text:p>
            <text:p text:style-name="P19"><text:s/>D Sutton</text:p>
            <text:p text:style-name="P19"><text:s/>Barry Bowater</text:p>
            <text:p text:style-name="P19"><text:s/>D Wilbourn</text:p>
            <text:p text:style-name="P19"><text:s/>P Briggs</text:p>
            <text:p text:style-name="P19"><text:s/>Alan Wilbourn</text:p>
            <text:p text:style-name="P19"><text:s/>P Bull</text:p>
            <text:p text:style-name="P19"><text:s/>M Booker</text:p>
            <text:p text:style-name="P19"><text:s/>G Weir</text:p>
            <text:p text:style-name="P19"><text:s/>D Purcell</text:p>
            <text:p text:style-name="P16"/>
            <text:p text:style-name="P14">SUBSTITUTE</text:p>
            <text:p text:style-name="P25">Brian Bowater</text:p>
            <text:p text:style-name="P14"/>
            <text:p text:style-name="P4"/>
            <text:p text:style-name="P7">Manager / <text:span text:style-name="T9">Secretary</text:span> </text:p>
            <text:p text:style-name="P20">Peter Higginbottom</text:p>
            <text:p text:style-name="P5"/>
            <text:p text:style-name="P7">Linesmen</text:p>
            <text:p text:style-name="P7"/>
            <text:p text:style-name="P7"/>
            <text:p text:style-name="P7"><text:s/>Attendanc<text:span text:style-name="T2">e</text:span></text:p>
          </table:table-cell>
        </table:table-row>
      </table:table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<text:s/>Alan Wilbourn</text:p>
            <text:p text:style-name="P19"><text:s/><text:span text:style-name="T14">Graham Bate</text:span></text:p>
            <text:p text:style-name="P19"><text:s/>Alan Wilbourn</text:p>
          </table:table-cell>
          <table:table-cell table:style-name="Table1.B1" office:value-type="string">
            <text:p text:style-name="P30"><text:s text:c="2"/><text:span text:style-name="T9">2 min <text:s text:c="38"/>0-1</text:span></text:p>
            <text:p text:style-name="P23">36 min <text:s text:c="38"/>1-1</text:p>
            <text:p text:style-name="P23">40 min <text:s text:c="38"/>1-2</text:p>
          </table:table-cell>
        </table:table-row>
      </table:table>
      <text:p text:style-name="P3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3T13:09:09.905000000</meta:creation-date>
    <dc:date>2024-03-14T18:03:34.777000000</dc:date>
    <meta:editing-duration>PT12H27M1S</meta:editing-duration>
    <meta:editing-cycles>51</meta:editing-cycles>
    <meta:generator>Coolle_Office_for_Docs_and_Sheet/7.4.2.3$Windows_X86_64 LibreOffice_project/</meta:generator>
    <meta:document-statistic meta:table-count="3" meta:image-count="0" meta:object-count="0" meta:page-count="1" meta:paragraph-count="54" meta:word-count="121" meta:character-count="885" meta:non-whitespace-character-count="626"/>
  </office:meta>
</office:document-meta>
</file>